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normal" officeooo:rsid="005c18fb" officeooo:paragraph-rsid="005c18fb"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paragraph-rsid="00684d51" style:font-weight-asian="bold" style:font-weight-complex="bold"/>
    </style:style>
    <style:style style:name="P4" style:family="paragraph" style:parent-style-name="Standard">
      <style:paragraph-properties fo:text-align="start" style:justify-single-word="false"/>
      <style:text-properties fo:font-weight="bold" officeooo:paragraph-rsid="006e1379" style:font-weight-asian="bold" style:font-weight-complex="bold"/>
    </style:style>
    <style:style style:name="P5" style:family="paragraph" style:parent-style-name="Standard">
      <style:paragraph-properties fo:text-align="start" style:justify-single-word="false"/>
      <style:text-properties officeooo:paragraph-rsid="00152a2f"/>
    </style:style>
    <style:style style:name="P6" style:family="paragraph" style:parent-style-name="Standard">
      <style:paragraph-properties fo:text-align="start" style:justify-single-word="false"/>
      <style:text-properties officeooo:paragraph-rsid="00684d51"/>
    </style:style>
    <style:style style:name="P7" style:family="paragraph" style:parent-style-name="Standard">
      <style:paragraph-properties fo:text-align="start" style:justify-single-word="false"/>
      <style:text-properties officeooo:paragraph-rsid="007bf6e2"/>
    </style:style>
    <style:style style:name="P8" style:family="paragraph" style:parent-style-name="Standard">
      <style:text-properties officeooo:paragraph-rsid="0061f7d7"/>
    </style:style>
    <style:style style:name="P9" style:family="paragraph" style:parent-style-name="Standard">
      <style:text-properties style:font-name="Liberation Serif1" fo:font-style="normal" fo:font-weight="normal" officeooo:rsid="007f8c80" officeooo:paragraph-rsid="007f8c80" style:font-style-asian="normal" style:font-weight-asian="normal" style:font-style-complex="normal" style:font-weight-complex="normal"/>
    </style:style>
    <style:style style:name="P10" style:family="paragraph" style:parent-style-name="Standard">
      <style:text-properties officeooo:rsid="005eda3b" officeooo:paragraph-rsid="005eda3b"/>
    </style:style>
    <style:style style:name="P11" style:family="paragraph" style:parent-style-name="Standard">
      <style:text-properties officeooo:rsid="005eda3b" officeooo:paragraph-rsid="007e611e"/>
    </style:style>
    <style:style style:name="P12" style:family="paragraph" style:parent-style-name="Standard">
      <style:text-properties officeooo:rsid="0060c2a4" officeooo:paragraph-rsid="0061f7d7"/>
    </style:style>
    <style:style style:name="P13" style:family="paragraph" style:parent-style-name="Standard">
      <style:text-properties officeooo:rsid="0061f7d7" officeooo:paragraph-rsid="0061f7d7"/>
    </style:style>
    <style:style style:name="P14" style:family="paragraph" style:parent-style-name="Standard">
      <style:text-properties officeooo:rsid="00771ee8" officeooo:paragraph-rsid="00771ee8"/>
    </style:style>
    <style:style style:name="P15" style:family="paragraph" style:parent-style-name="Standard">
      <style:text-properties officeooo:rsid="0084acc0" officeooo:paragraph-rsid="0084acc0"/>
    </style:style>
    <style:style style:name="P16" style:family="paragraph" style:parent-style-name="Standard">
      <style:paragraph-properties fo:margin-left="0in" fo:margin-right="0in" fo:text-indent="0in" style:auto-text-indent="false"/>
      <style:text-properties style:font-name="Liberation Serif1" fo:font-style="normal" fo:font-weight="normal" officeooo:rsid="007e0c0c" officeooo:paragraph-rsid="007f8c80" style:font-style-asian="normal" style:font-weight-asian="normal" style:font-style-complex="normal" style:font-weight-complex="normal"/>
    </style:style>
    <style:style style:name="P17" style:family="paragraph" style:parent-style-name="First_20_line_20_indent">
      <style:paragraph-properties fo:margin-left="0in" fo:margin-right="0in" fo:text-indent="0in" style:auto-text-indent="false"/>
      <style:text-properties officeooo:rsid="005eda3b" officeooo:paragraph-rsid="005eda3b"/>
    </style:style>
    <style:style style:name="P18" style:family="paragraph" style:parent-style-name="First_20_line_20_indent">
      <style:paragraph-properties fo:margin-left="0in" fo:margin-right="0in" fo:text-indent="0in" style:auto-text-indent="false"/>
      <style:text-properties officeooo:rsid="00684d51" officeooo:paragraph-rsid="00684d51"/>
    </style:style>
    <style:style style:name="P19" style:family="paragraph" style:parent-style-name="First_20_line_20_indent">
      <style:paragraph-properties fo:margin-left="0in" fo:margin-right="0in" fo:text-indent="0in" style:auto-text-indent="false"/>
      <style:text-properties officeooo:paragraph-rsid="006e1379"/>
    </style:style>
    <style:style style:name="P20" style:family="paragraph" style:parent-style-name="First_20_line_20_indent">
      <style:paragraph-properties fo:margin-left="0in" fo:margin-right="0in" fo:text-indent="0in" style:auto-text-indent="false"/>
      <style:text-properties officeooo:rsid="006e1379" officeooo:paragraph-rsid="00711d55"/>
    </style:style>
    <style:style style:name="P21" style:family="paragraph" style:parent-style-name="First_20_line_20_indent">
      <style:text-properties officeooo:paragraph-rsid="00684d51"/>
    </style:style>
    <style:style style:name="P22" style:family="paragraph" style:parent-style-name="Standard" style:list-style-name="L1">
      <style:text-properties officeooo:rsid="0060c2a4" officeooo:paragraph-rsid="0061f7d7"/>
    </style:style>
    <style:style style:name="P23" style:family="paragraph" style:parent-style-name="Standard" style:list-style-name="L1">
      <style:text-properties officeooo:rsid="0060c2a4" officeooo:paragraph-rsid="0060c2a4"/>
    </style:style>
    <style:style style:name="P24" style:family="paragraph" style:parent-style-name="Standard" style:list-style-name="L1">
      <style:text-properties officeooo:rsid="0060c2a4" officeooo:paragraph-rsid="006a12ab"/>
    </style:style>
    <style:style style:name="P25" style:family="paragraph" style:parent-style-name="Standard" style:list-style-name="L1">
      <style:text-properties officeooo:rsid="00630a15" officeooo:paragraph-rsid="00630a15"/>
    </style:style>
    <style:style style:name="P26" style:family="paragraph" style:parent-style-name="Standard" style:list-style-name="L1">
      <style:text-properties officeooo:rsid="00642353" officeooo:paragraph-rsid="00642353"/>
    </style:style>
    <style:style style:name="P27" style:family="paragraph" style:parent-style-name="Standard" style:list-style-name="L1">
      <style:text-properties officeooo:rsid="006a12ab" officeooo:paragraph-rsid="006a12ab"/>
    </style:style>
    <style:style style:name="P28" style:family="paragraph" style:parent-style-name="Standard" style:list-style-name="L1">
      <style:text-properties officeooo:rsid="00711d55" officeooo:paragraph-rsid="00711d55"/>
    </style:style>
    <style:style style:name="P29" style:family="paragraph" style:parent-style-name="Standard" style:list-style-name="L1">
      <style:text-properties officeooo:rsid="00684d51" officeooo:paragraph-rsid="006a12ab"/>
    </style:style>
    <style:style style:name="P30" style:family="paragraph" style:parent-style-name="Standard" style:list-style-name="L1">
      <style:text-properties officeooo:rsid="006b1515" officeooo:paragraph-rsid="006b1515"/>
    </style:style>
    <style:style style:name="P31" style:family="paragraph" style:parent-style-name="Standard" style:list-style-name="L1">
      <style:text-properties officeooo:rsid="006b1515" officeooo:paragraph-rsid="006be5f0"/>
    </style:style>
    <style:style style:name="P32" style:family="paragraph" style:parent-style-name="Standard" style:list-style-name="L1">
      <style:text-properties officeooo:rsid="0071bc1f" officeooo:paragraph-rsid="007237fb"/>
    </style:style>
    <style:style style:name="P33" style:family="paragraph" style:parent-style-name="Standard" style:list-style-name="L1">
      <style:text-properties officeooo:rsid="0071bc1f" officeooo:paragraph-rsid="0071bc1f"/>
    </style:style>
    <style:style style:name="P34" style:family="paragraph" style:parent-style-name="Standard" style:list-style-name="L1">
      <style:text-properties officeooo:rsid="006be5f0" officeooo:paragraph-rsid="006be5f0"/>
    </style:style>
    <style:style style:name="P35" style:family="paragraph" style:parent-style-name="Standard" style:list-style-name="L1">
      <style:text-properties officeooo:rsid="006e1379" officeooo:paragraph-rsid="006e1379"/>
    </style:style>
    <style:style style:name="P36" style:family="paragraph" style:parent-style-name="Standard" style:list-style-name="L1">
      <style:text-properties officeooo:rsid="006e1379" officeooo:paragraph-rsid="006ff643"/>
    </style:style>
    <style:style style:name="P37" style:family="paragraph" style:parent-style-name="Standard" style:list-style-name="L1">
      <style:text-properties officeooo:rsid="00792258" officeooo:paragraph-rsid="00792258"/>
    </style:style>
    <style:style style:name="P38" style:family="paragraph" style:parent-style-name="Standard" style:list-style-name="L1">
      <style:text-properties officeooo:rsid="00737713" officeooo:paragraph-rsid="00737713"/>
    </style:style>
    <style:style style:name="P39" style:family="paragraph" style:parent-style-name="Standard" style:list-style-name="L1">
      <style:text-properties officeooo:rsid="0075c81d" officeooo:paragraph-rsid="0075c81d"/>
    </style:style>
    <style:style style:name="P40" style:family="paragraph" style:parent-style-name="Standard" style:list-style-name="L1">
      <style:text-properties officeooo:rsid="00771ee8" officeooo:paragraph-rsid="00771ee8"/>
    </style:style>
    <style:style style:name="P41" style:family="paragraph" style:parent-style-name="Standard" style:list-style-name="L1">
      <style:text-properties officeooo:rsid="007f8c80" officeooo:paragraph-rsid="007f8c80"/>
    </style:style>
    <style:style style:name="P42" style:family="paragraph" style:parent-style-name="Standard" style:list-style-name="L1">
      <style:text-properties style:font-name="Liberation Serif1" fo:font-style="normal" fo:font-weight="normal" officeooo:rsid="007af5b7" officeooo:paragraph-rsid="007af5b7" style:font-style-asian="normal" style:font-weight-asian="normal" style:font-style-complex="normal" style:font-weight-complex="normal"/>
    </style:style>
    <style:style style:name="P43" style:family="paragraph" style:parent-style-name="Standard" style:list-style-name="L1">
      <style:text-properties style:font-name="Liberation Serif1" fo:font-style="normal" fo:font-weight="normal" officeooo:rsid="007bf6e2" officeooo:paragraph-rsid="007bf6e2" style:font-style-asian="normal" style:font-weight-asian="normal" style:font-style-complex="normal" style:font-weight-complex="normal"/>
    </style:style>
    <style:style style:name="P44" style:family="paragraph" style:parent-style-name="Standard" style:list-style-name="L1">
      <style:text-properties style:font-name="Liberation Serif1" fo:font-style="normal" fo:font-weight="normal" officeooo:rsid="007cab58" officeooo:paragraph-rsid="007cab58" style:font-style-asian="normal" style:font-weight-asian="normal" style:font-style-complex="normal" style:font-weight-complex="normal"/>
    </style:style>
    <style:style style:name="P45" style:family="paragraph" style:parent-style-name="Standard" style:list-style-name="L1">
      <style:text-properties style:font-name="Liberation Serif1" fo:font-style="normal" fo:font-weight="normal" officeooo:rsid="007cab58" officeooo:paragraph-rsid="0081d8e6" style:font-style-asian="normal" style:font-weight-asian="normal" style:font-style-complex="normal" style:font-weight-complex="normal"/>
    </style:style>
    <style:style style:name="P46" style:family="paragraph" style:parent-style-name="Standard" style:list-style-name="L1">
      <style:text-properties style:font-name="Liberation Serif1" fo:font-style="normal" fo:font-weight="normal" officeooo:rsid="007f8c80" officeooo:paragraph-rsid="007f8c80" style:font-style-asian="normal" style:font-weight-asian="normal" style:font-style-complex="normal" style:font-weight-complex="normal"/>
    </style:style>
    <style:style style:name="P47" style:family="paragraph" style:parent-style-name="Standard" style:list-style-name="L1">
      <style:text-properties fo:font-weight="normal" officeooo:paragraph-rsid="007bf6e2" style:font-weight-asian="normal" style:font-weight-complex="normal"/>
    </style:style>
    <style:style style:name="P48" style:family="paragraph" style:parent-style-name="First_20_line_20_indent" style:list-style-name="L1">
      <style:text-properties officeooo:rsid="005eda3b" officeooo:paragraph-rsid="005eda3b"/>
    </style:style>
    <style:style style:name="T1" style:family="text">
      <style:text-properties officeooo:rsid="005eda3b"/>
    </style:style>
    <style:style style:name="T2" style:family="text">
      <style:text-properties officeooo:rsid="008312e2"/>
    </style:style>
    <style:style style:name="T3" style:family="text">
      <style:text-properties officeooo:rsid="00816729"/>
    </style:style>
    <style:style style:name="T4" style:family="text">
      <style:text-properties style:font-name="Liberation Serif1" fo:font-style="normal" officeooo:rsid="007bf6e2" style:font-style-asian="normal" style:font-style-complex="normal"/>
    </style:style>
    <style:style style:name="T5" style:family="text">
      <style:text-properties style:font-name="Liberation Serif1" fo:font-style="normal" officeooo:rsid="0081d8e6"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60c2a4" style:font-weight-asian="bold" style:font-weight-complex="bold"/>
    </style:style>
    <style:style style:name="T8" style:family="text">
      <style:text-properties fo:font-weight="bold" officeooo:rsid="0061f7d7" style:font-weight-asian="bold" style:font-weight-complex="bold"/>
    </style:style>
    <style:style style:name="T9" style:family="text">
      <style:text-properties fo:font-weight="bold" officeooo:rsid="0065efe3" style:font-weight-asian="bold" style:font-weight-complex="bold"/>
    </style:style>
    <style:style style:name="T10" style:family="text">
      <style:text-properties fo:font-weight="bold" officeooo:rsid="007bf6e2" style:font-weight-asian="bold" style:font-weight-complex="bold"/>
    </style:style>
    <style:style style:name="T11" style:family="text">
      <style:text-properties officeooo:rsid="005d6492"/>
    </style:style>
    <style:style style:name="T12" style:family="text">
      <style:text-properties officeooo:rsid="00617531"/>
    </style:style>
    <style:style style:name="T13" style:family="text">
      <style:text-properties officeooo:rsid="0061f7d7"/>
    </style:style>
    <style:style style:name="T14" style:family="text">
      <style:text-properties officeooo:rsid="00642353"/>
    </style:style>
    <style:style style:name="T15" style:family="text">
      <style:text-properties officeooo:rsid="0065efe3"/>
    </style:style>
    <style:style style:name="T16" style:family="text">
      <style:text-properties officeooo:rsid="00683d78"/>
    </style:style>
    <style:style style:name="T17" style:family="text">
      <style:text-properties officeooo:rsid="0069ce67"/>
    </style:style>
    <style:style style:name="T18" style:family="text">
      <style:text-properties officeooo:rsid="006a12ab"/>
    </style:style>
    <style:style style:name="T19" style:family="text">
      <style:text-properties officeooo:rsid="006b1515"/>
    </style:style>
    <style:style style:name="T20" style:family="text">
      <style:text-properties officeooo:rsid="006be5f0"/>
    </style:style>
    <style:style style:name="T21" style:family="text">
      <style:text-properties officeooo:rsid="006cb0c5"/>
    </style:style>
    <style:style style:name="T22" style:family="text">
      <style:text-properties officeooo:rsid="006e1379"/>
    </style:style>
    <style:style style:name="T23" style:family="text">
      <style:text-properties officeooo:rsid="006ff643"/>
    </style:style>
    <style:style style:name="T24" style:family="text">
      <style:text-properties officeooo:rsid="00711d55"/>
    </style:style>
    <style:style style:name="T25" style:family="text">
      <style:text-properties officeooo:rsid="0071bc1f"/>
    </style:style>
    <style:style style:name="T26" style:family="text">
      <style:text-properties officeooo:rsid="007237fb"/>
    </style:style>
    <style:style style:name="T27" style:family="text">
      <style:text-properties officeooo:rsid="0072c35f"/>
    </style:style>
    <style:style style:name="T28" style:family="text">
      <style:text-properties officeooo:rsid="0072fa35"/>
    </style:style>
    <style:style style:name="T29" style:family="text">
      <style:text-properties officeooo:rsid="00737713"/>
    </style:style>
    <style:style style:name="T30" style:family="text">
      <style:text-properties officeooo:rsid="0075c81d"/>
    </style:style>
    <style:style style:name="T31" style:family="text">
      <style:text-properties officeooo:rsid="00771ee8"/>
    </style:style>
    <style:style style:name="T32" style:family="text">
      <style:text-properties officeooo:rsid="00792258"/>
    </style:style>
    <style:style style:name="T33" style:family="text">
      <style:text-properties officeooo:rsid="007bf6e2"/>
    </style:style>
    <style:style style:name="T34" style:family="text">
      <style:text-properties officeooo:rsid="007f8c80"/>
    </style:style>
    <style:style style:name="T35" style:family="text">
      <style:text-properties officeooo:rsid="0081d8e6"/>
    </style:style>
    <style:style style:name="T36" style:family="text">
      <style:text-properties officeooo:rsid="0084acc0"/>
    </style:style>
    <style:style style:name="T37" style:family="text">
      <style:text-properties officeooo:rsid="0085f2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Exercise 1: <text:span text:style-name="T11">Getting around the Linux i3 Window Manager</text:span></text:p>
      <text:p text:style-name="P17">The Litwin control system uses the i3 window manager running on a Debian Linux operating system. i3 is controlled using keyboard shortcuts (also known as keybindings). Software application windows are displayed within "workspaces". Upon booting this PC, the i3 window manager will automatically start:</text:p>
      <text:list xml:id="list3420816147594547269" text:style-name="L1">
        <text:list-item>
          <text:p text:style-name="P48">MagicQ lighting software on workspace “1:magicq”</text:p>
        </text:list-item>
        <text:list-item>
          <text:p text:style-name="P48">Audacity sound editing software on workspace “2:audacity”</text:p>
        </text:list-item>
        <text:list-item>
          <text:p text:style-name="P48">Asunder CD ripping software and the File Manager software on workspace “3:cd-rip”</text:p>
        </text:list-item>
        <text:list-item>
          <text:p text:style-name="P48">A READ ME HELP FILE on workspace “4:HELP”</text:p>
        </text:list-item>
      </text:list>
      <text:p text:style-name="P10"/>
      <text:p text:style-name="P11">Find the READ ME HELP FILE on workspace “4:HELP” and read through it. Try out some of the keybindings and get a feel for the i3 interface. For a more visual point-and-click user, try clicking on different workspace icons at the bottom left of screen.</text:p>
      <text:p text:style-name="P2"/>
      <text:p text:style-name="Standard"><text:span text:style-name="T6">Exercise 2: </text:span><text:span text:style-name="T7">Ripping a CD using Asunder</text:span></text:p>
      <text:list xml:id="list84946281239396" text:continue-list="list3420816147594547269" text:style-name="L1">
        <text:list-item text:start-value="1">
          <text:p text:style-name="P22">Use WINKEY + 3 keybinding or click workspace “3:cd-rip” to get to the Asunder software.</text:p>
        </text:list-item>
        <text:list-item>
          <text:p text:style-name="P23">Open the CD tray on the computer and insert an audio CD (make sure to use an audio encoded CD).</text:p>
        </text:list-item>
        <text:list-item>
          <text:p text:style-name="P23">After a short time the CD track information should appear in the Asunder window.</text:p>
        </text:list-item>
        <text:list-item>
          <text:p text:style-name="P23">Adjust track information according to the dance piece(s) being worked on and click [rip] when ready.</text:p>
        </text:list-item>
        <text:list-item>
          <text:p text:style-name="P22">Once the CD has been ripped, the new .wav audio files will be shown in the file manager window <text:span text:style-name="T13">(by default audio files are placed withing the specific directory path /opt/magicq/show/audio)</text:span>.</text:p>
        </text:list-item>
        <text:list-item>
          <text:p text:style-name="P23">Remove the CD and <text:span text:style-name="T12">repeat this process if additional CDs need to be ripped.</text:span></text:p>
        </text:list-item>
      </text:list>
      <text:p text:style-name="P8"/>
      <text:p text:style-name="P8"><text:span text:style-name="T6">Exercise </text:span><text:span text:style-name="T8">3</text:span><text:span text:style-name="T6">: </text:span><text:span text:style-name="T8">Editing an audio file using Audacity</text:span></text:p>
      <text:p text:style-name="P13">NOTE: Audacity is not required for adding lighting cues to music/audio (MagicQ contains this function). Audacity is only needed if the audio file needs editing prior to adding lighting cues. Audacity can also be used to find specific times in the audio track for exact placement of lighting cues.</text:p>
      <text:p text:style-name="P12"/>
      <text:list xml:id="list84944586176206" text:continue-list="list84946281239396" text:style-name="L1">
        <text:list-item text:start-value="1">
          <text:p text:style-name="P22">Use WINKEY + 2 keybinding or click workspace “2:audacity” to get to the Audacity software.</text:p>
        </text:list-item>
        <text:list-item>
          <text:p text:style-name="P25">Within the Audacity window, click on [File] [Open] or use the keybinding CTRL + O.</text:p>
        </text:list-item>
        <text:list-item>
          <text:p text:style-name="P25"><text:span text:style-name="T14">Within the Open dialog box, s</text:span>elect the required audio file and click [open]. If you cannot see the ripped audio files, make sure you are in the correct “MagicQ Audio” directory selected from the “Places” shortcut (this directory path is <text:span text:style-name="T13">/opt/magicq/show/audio</text:span>).</text:p>
        </text:list-item>
        <text:list-item>
          <text:p text:style-name="P25">Time is shown along the top of the track <text:span text:style-name="T16">waveform </text:span>display. <text:span text:style-name="T14">Selection position time is shown in the status display near the bottom of the window. Zoom functions are available near the upper right and playback transport controls are available near the upper left of the window.</text:span></text:p>
        </text:list-item>
        <text:list-item>
          <text:p text:style-name="P26">Further instructions on editing the audio file can be found within Audacity under the [Help] menu.</text:p>
        </text:list-item>
      </text:list>
      <text:p text:style-name="P5"/>
      <text:p text:style-name="P3">Exercise <text:span text:style-name="T15">4</text:span>: <text:span text:style-name="T19">Controlling lights using MagicQ</text:span></text:p>
      <text:p text:style-name="P18">MagicQ is a fully functional lighting console software, which can be programmed clicking graphical buttons with the mouse, keyboard keybindings, or external USB control devices. There are different graphical interface “panels”. This worksheet assumes the use of the default “full” panel. <text:span text:style-name="T18">Most of the screen is made up of a graphical representation of the buttons on a real lighting console. The centre of the screen will display different function windows with function softkeys around the edge.</text:span></text:p>
      <text:p text:style-name="P16">NOTE: <text:span text:style-name="T34">A f</text:span>ull MagicQ manual can be found under <text:span text:style-name="T34">the</text:span> [Help] menu or in the “dance” user home directory.</text:p>
      <text:p text:style-name="P21"/>
      <text:list xml:id="list84946220484294" text:continue-list="list84944586176206" text:style-name="L1">
        <text:list-item text:start-value="1">
          <text:p text:style-name="P24">Use WINKEY + 1 keybinding or click workspace “1:magicq” to get to the MagicQ software.</text:p>
        </text:list-item>
        <text:list-item>
          <text:p text:style-name="P27">Click on [Continue Show] in the centre of the screen if needed.</text:p>
        </text:list-item>
        <text:list-item>
          <text:p text:style-name="P28">If a new Litwin show is being programmed, then click on [File] [Open] from the top menu, click [yes] to erase current show from memory, and select [Litwin-Template.shw] icon.</text:p>
        </text:list-item>
        <text:list-item>
          <text:p text:style-name="P29"><text:span text:style-name="T18">Cl</text:span>ick [layout 1] <text:span text:style-name="T18">button o</text:span>n <text:span text:style-name="T19">upper </text:span>right of <text:span text:style-name="T17">interface to display the “programmer” layout windows.</text:span></text:p>
        </text:list-item>
        <text:list-item>
          <text:p text:style-name="P30">Increase intensity (fade up) individual lights by clicking icons in [INTENSITY] window.</text:p>
        </text:list-item>
        <text:list-item>
          <text:p text:style-name="P30">Select groups of lights by clicking on [GROUP] icons.</text:p>
        </text:list-item>
        <text:list-item>
          <text:p text:style-name="P30">Select individual lights by clicking icons in [INTENSITY] window while holding down SHIFT key.</text:p>
        </text:list-item>
        <text:list-item>
          <text:p text:style-name="P30"><text:soft-page-break/>Select colour of lights by clicking on [COLOUR] icons (this is only available for LED lights).</text:p>
        </text:list-item>
        <text:list-item>
          <text:p text:style-name="P32"><text:span text:style-name="T26">Exact c</text:span>olour can be dialed in <text:span text:style-name="T26">by clicking and dragging</text:span> the Red, Green, Blue, <text:span text:style-name="T26">and </text:span>White encoder wheels graphically represented on the far left of interface <text:span text:style-name="T19">(this is only available for LED lights).</text:span></text:p>
        </text:list-item>
        <text:list-item>
          <text:p text:style-name="P31"><text:span text:style-name="T26">E</text:span>xact intensity <text:span text:style-name="T26">for specific light or groups of lights can be controlled</text:span> using <text:span text:style-name="T26">FULL,</text:span> @, <text:span text:style-name="T21">and the </text:span>nu<text:span text:style-name="T26">merical</text:span> buttons <text:span text:style-name="T20">in keypad </text:span>on lower right of interface.</text:p>
        </text:list-item>
        <text:list-item>
          <text:p text:style-name="P34"><text:span text:style-name="T27">I</text:span>ndividual lights <text:span text:style-name="T27">can be selected </text:span>using their numerical value (channel) in keypad <text:span text:style-name="T27">of interface.</text:span></text:p>
        </text:list-item>
        <text:list-item>
          <text:p text:style-name="P30">Click [clr] button on center right of interface to reset/remove all light settings in “programmer”.</text:p>
        </text:list-item>
      </text:list>
      <text:p text:style-name="P3"/>
      <text:p text:style-name="P4">Exercise <text:span text:style-name="T22">5</text:span>: <text:span text:style-name="T22">Recording a lighting cue using MagicQ</text:span></text:p>
      <text:p text:style-name="P20">MagicQ has the ability to record lighting cues within multiple “cue stacks” <text:span text:style-name="T24">(also known as </text:span>“playbacks”<text:span text:style-name="T24">).</text:span></text:p>
      <text:p text:style-name="P20">A lighting <text:span text:style-name="T23">programmer/</text:span>operator can choose to record cues for multiple dance pieces into the same cue stack or can separate the cues into different cue stack<text:span text:style-name="T24">s</text:span> for <text:span text:style-name="T24">playback of</text:span> each dance piece. <text:span text:style-name="T23">Each cue stack is visually represented at the bottom third of the MagicQ screen with graphical fader/slider, play [&gt;] button, pause [||] button and a selection [s] button. Above the graphical buttons are informational blocks listing the cue stack as PB1 through PB10 with cue stack name and the currently running cue name/number. By default in the “Litwin-Template.shw” file, PB10 contains a simple Houselights up and down cue stack.</text:span></text:p>
      <text:p text:style-name="P19"/>
      <text:list xml:id="list84944341861445" text:continue-list="list84946220484294" text:style-name="L1">
        <text:list-item text:start-value="1">
          <text:p text:style-name="P35">Lights must be set for <text:span text:style-name="T25">a</text:span> lighting cue from within the “programmer” layout first (as per exercise 4).</text:p>
        </text:list-item>
        <text:list-item>
          <text:p text:style-name="P36">Click [rec<text:span text:style-name="T23">] button on center right of interface and then the [s] button of the required cue stack/PB.</text:span></text:p>
        </text:list-item>
        <text:list-item>
          <text:p text:style-name="P33">Adjust lights for the next cue, then click [rec] button and [s] button of the same cue stack/<text:span text:style-name="T29">PB</text:span>.</text:p>
        </text:list-item>
        <text:list-item>
          <text:p text:style-name="P33"><text:span text:style-name="T28">Click [layout 2] t</text:span>o <text:span text:style-name="T28">display/edit</text:span> <text:span text:style-name="T28">cue stack information and further </text:span>details of <text:span text:style-name="T28">the recorded cues.</text:span></text:p>
        </text:list-item>
        <text:list-item>
          <text:p text:style-name="P37">The lower window, CUE, displays details on specific lights recorded in the currently running cue within the selected cue stack/PB.</text:p>
        </text:list-item>
        <text:list-item>
          <text:p text:style-name="P37">The upper window, CUE STACK, displays details on the cues within the selected cue stack/PB.</text:p>
        </text:list-item>
        <text:list-item>
          <text:p text:style-name="P38">Click [s] of the cue stack/PB <text:span text:style-name="T32">to be</text:span> edited and the cues recorded in that cue stack will be shown.</text:p>
        </text:list-item>
        <text:list-item>
          <text:p text:style-name="P39"><text:span text:style-name="T31">If cue name is wanted, c</text:span>lick on [Cue text] block for <text:span text:style-name="T31">specific </text:span>cue, <text:span text:style-name="T31">type </text:span>text, <text:span text:style-name="T31">and press Enter</text:span>.</text:p>
        </text:list-item>
        <text:list-item>
          <text:p text:style-name="P40">If cue fade needs changing, click on [Fade] block for specific cue, type time in secs, and press Enter.</text:p>
        </text:list-item>
        <text:list-item>
          <text:p text:style-name="P40">If cue needs<text:span text:style-name="T30"> timecod</text:span>e<text:span text:style-name="T30"> (i.e. the cue will run/fire at a</text:span>n exact<text:span text:style-name="T30"> time in the dance piece):</text:span></text:p>
          <text:list>
            <text:list-item>
              <text:p text:style-name="P40"><text:span text:style-name="T34">If [Halt] block is not </text:span>set to “Tc”, double-click on <text:span text:style-name="T34">block </text:span>and select [Timecode].</text:p>
            </text:list-item>
            <text:list-item>
              <text:p text:style-name="P40">Click on [Wait] block, type time for cue to fire in hours/minutes/seconds.milliseconds and press Enter (default input with no slashes assumes only seconds are being specified).</text:p>
            </text:list-item>
            <text:list-item>
              <text:p text:style-name="P40">Confirm [TC] on <text:span text:style-name="T36">left soft button</text:span> [C] is set to “Internal” and [TC] on <text:span text:style-name="T36">soft button</text:span> [D] s set to “On”.</text:p>
            </text:list-item>
          </text:list>
        </text:list-item>
        <text:list-item>
          <text:p text:style-name="P41">If a cue needs to to be removed, click [rem] then click the cue, and click [Yes] in the pop-up box.</text:p>
        </text:list-item>
      </text:list>
      <text:p text:style-name="P14">NOTE: Any blocks which take time or numeric input can be double-clicked to display <text:span text:style-name="T34">a </text:span>graphical keypad.</text:p>
      <text:p text:style-name="P15">If an info block is not shown, press arrow keys to move or click left soft button A to cycle [view modes].</text:p>
      <text:p text:style-name="P3"/>
      <text:p text:style-name="P6"><text:span text:style-name="T6">Exercise </text:span><text:span text:style-name="T10">6</text:span><text:span text:style-name="T6">: </text:span><text:span text:style-name="T9">Adding an audio file to a MagicQ cue stack</text:span></text:p>
      <text:list xml:id="list84944888896189" text:continue-list="list84944341861445" text:style-name="L1">
        <text:list-item text:start-value="1">
          <text:p text:style-name="P42">Double-click [Audio] block of the <text:span text:style-name="T33">specific</text:span> cue (usually <text:span text:style-name="T33">this will be</text:span> the first cue of the dance piece).</text:p>
        </text:list-item>
        <text:list-item>
          <text:p text:style-name="P42">Select the audio file required, which should have been ripped earlier to the <text:span text:style-name="T13">/opt/magicq/show/audio.</text:span></text:p>
        </text:list-item>
        <text:list-item>
          <text:p text:style-name="P43">Once the name of audio file is shown in the [Audio] block, it will start playing when that cue runs.</text:p>
        </text:list-item>
        <text:list-item>
          <text:p text:style-name="P47"><text:span text:style-name="T4">If additional audio control is required, type into [Audio] block of a specific cue the commands:<text:line-break/>stop (stops the audio playback) or jump (jumps </text:span><text:span text:style-name="T5">audio</text:span><text:span text:style-name="T4"> </text:span><text:span text:style-name="T5">track position </text:span><text:span text:style-name="T4">to </text:span><text:span text:style-name="T5">specified </text:span><text:span text:style-name="T4">timecode Wait </text:span><text:span text:style-name="T5">time</text:span><text:span text:style-name="T4">).</text:span></text:p>
        </text:list-item>
      </text:list>
      <text:p text:style-name="P7"/>
      <text:p text:style-name="P7"><text:span text:style-name="T6">Exercise </text:span><text:span text:style-name="T10">7</text:span><text:span text:style-name="T6">: </text:span><text:span text:style-name="T10">Playback cues within a MagicQ cue stack</text:span></text:p>
      <text:list xml:id="list84944431641816" text:continue-list="list84944888896189" text:style-name="L1">
        <text:list-item text:start-value="1">
          <text:p text:style-name="P44">Click [clr] to confirm the “programmer” is clear and confirm the GRAND fader at bottom left is up.</text:p>
        </text:list-item>
        <text:list-item>
          <text:p text:style-name="P44">Click and drag the fader of the required cue stack/PB up to maximum at bottom of interface.</text:p>
        </text:list-item>
        <text:list-item>
          <text:p text:style-name="P44">Upon start of dance piece, click play [&gt;] <text:span text:style-name="T35">button </text:span>of the required cue stack/PB to run the first cue.</text:p>
        </text:list-item>
        <text:list-item>
          <text:p text:style-name="P45">If cues are timecoded, then following cues will run <text:span text:style-name="T35">at the</text:span> time<text:span text:style-name="T35">s specified in their [Wait] blocks</text:span>.</text:p>
        </text:list-item>
        <text:list-item>
          <text:p text:style-name="P45">If cues are manual, then click [&gt;] <text:span text:style-name="T35">button </text:span>to run each following cue in the cue stack.</text:p>
        </text:list-item>
        <text:list-item>
          <text:p text:style-name="P44"><text:span text:style-name="T29">Click [s] button of the cue stack/PB to view </text:span>the <text:span text:style-name="T29">running</text:span> <text:span text:style-name="T29">cues </text:span>and timecode <text:span text:style-name="T29">within [layout 2].</text:span></text:p>
        </text:list-item>
        <text:list-item>
          <text:p text:style-name="P46">If selected cue stack needs to be cleared from running in playback mode, click [rel] button.</text:p>
        </text:list-item>
      </text:list>
      <text:p text:style-name="P9"/>
      <text:p text:style-name="P9">REMEMBER TO REGULARLY SAVE <text:span text:style-name="T37">YOUR WORK! I</text:span>n MagicQ use the [File] [Save] menu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LI_20_command" style:display-name="CLI command" style:family="paragraph" style:parent-style-name="Standard">
      <style:text-properties style:font-name="Liberation Mono" fo:font-family="'Liberation Mono'" style:font-style-name="Regular" style:font-family-generic="modern" style:font-pitch="fixe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text-underline-style="solid" style:text-underline-width="auto" style:text-underline-color="font-color" fo:font-weight="normal" officeooo:rsid="005c18fb" officeooo:paragraph-rsid="005c18fb" style:font-weight-asian="normal" style:font-weight-complex="normal"/>
    </style:style>
    <style:style style:name="MT1" style:family="text">
      <style:text-properties officeooo:rsid="005eda3b"/>
    </style:style>
    <style:style style:name="MT2" style:family="text">
      <style:text-properties officeooo:rsid="008312e2"/>
    </style:style>
    <style:style style:name="MT3" style:family="text">
      <style:text-properties officeooo:rsid="00816729"/>
    </style:style>
    <style:page-layout style:name="Mpm1">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itwin MagicQ </text:span>Lighting <text:span text:style-name="MT2">Control </text:span>Worksheet <text:span text:style-name="MT3">(</text:span><text:span text:style-name="MT3"><text:page-number text:select-page="current">2</text:page-number></text:span><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20:16:46</meta:creation-date>
    <dc:date>2018-02-08T08:49:44.192051045</dc:date>
    <meta:editing-duration>PT17H55M36S</meta:editing-duration>
    <meta:editing-cycles>156</meta:editing-cycles>
    <meta:generator>LibreOffice/4.2.8.2$Linux_X86_64 LibreOffice_project/420m0$Build-2</meta:generator>
    <meta:print-date>2016-03-29T16:38:33.960890144</meta:print-date>
    <dc:creator>Ben Roose</dc:creator>
    <meta:document-statistic meta:table-count="0" meta:image-count="0" meta:object-count="0" meta:page-count="2" meta:paragraph-count="70" meta:word-count="1471" meta:character-count="8503" meta:non-whitespace-character-count="7153"/>
  </office:meta>
</office:document-meta>
</file>